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0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ext" table:style-name="ta1">
        <table:shapes>
          <draw:frame draw:z-index="0" draw:style-name="gr1" svg:width="15.695cm" svg:height="5.028cm" svg:x="4.349cm" svg:y="1.853cm">
            <draw:object draw:notify-on-update-of-ranges="ext.A8:ext.A10 ext.B7:ext.B7 ext.B8:ext.B10 ext.C7:ext.C7 ext.C8:ext.C10 ext.D7:ext.D7 ext.D8:ext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695cm" svg:height="5.028cm" svg:x="4.379cm" svg:y="5.478cm">
            <draw:object draw:notify-on-update-of-ranges="ext.A14:ext.A18 ext.B13:ext.B13 ext.B14:ext.B18 ext.C13:ext.C13 ext.C14:ext.C18 ext.D13:ext.D13 ext.D14:ext.D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695cm" svg:height="5.028cm" svg:x="4.602cm" svg:y="9.209cm">
            <draw:object draw:notify-on-update-of-ranges="ext.A22:ext.A27 ext.B21:ext.B21 ext.B22:ext.B27 ext.C21:ext.C21 ext.C22:ext.C27 ext.D21:ext.D21 ext.D22:ext.D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695cm" svg:height="5.028cm" svg:x="4.797cm" svg:y="12.993cm">
            <draw:object draw:notify-on-update-of-ranges="ext.A31:ext.A36 ext.B30:ext.B30 ext.B31:ext.B36 ext.C30:ext.C30 ext.C31:ext.C36 ext.D30:ext.D30 ext.D31:ext.D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721cm" svg:height="5.981cm" svg:x="5.076cm" svg:y="16.724cm">
            <draw:object draw:notify-on-update-of-ranges="ext.A40:ext.A46 ext.B39:ext.B39 ext.B40:ext.B46 ext.C39:ext.C39 ext.C40:ext.C46 ext.D39:ext.D39 ext.D40:ext.D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Type ext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K=0.1</text:p>
          </table:table-cell>
          <table:table-cell table:style-name="ce3" office:value-type="string" table:number-columns-spanned="3" table:number-rows-spanned="1">
            <text:p><text:s/>RC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25</text:p>
          </table:table-cell>
          <table:table-cell table:style-name="ce3" office:value-type="string" table:number-columns-spanned="3" table:number-rows-spanned="1">
            <text:p><text:s/>RC=2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5</text:p>
          </table:table-cell>
          <table:table-cell table:style-name="ce3" office:value-type="string" table:number-columns-spanned="3" table:number-rows-spanned="1">
            <text:p><text:s/>RC=5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4">
            <text:p>4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75</text:p>
          </table:table-cell>
          <table:table-cell table:style-name="ce3" office:value-type="string" table:number-columns-spanned="3" table:number-rows-spanned="1">
            <text:p><text:s/>RC=7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1">
            <text:p>5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9</text:p>
          </table:table-cell>
          <table:table-cell table:style-name="ce3" office:value-type="string" table:number-columns-spanned="3" table:number-rows-spanned="1">
            <text:p><text:s/>RC=9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7">
            <text:p>37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1</text:p>
          </table:table-cell>
          <table:table-cell table:style-name="ce3" office:value-type="string" table:number-columns-spanned="3" table:number-rows-spanned="1">
            <text:p><text:s/>RC=10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2">
            <text:p>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number-columns-repeated="3"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_linear" table:style-name="ta1">
        <table:shapes>
          <draw:frame draw:z-index="0" draw:style-name="gr1" svg:width="15.382cm" svg:height="18.313cm" svg:x="4.431cm" svg:y="8.864cm">
            <draw:object draw:notify-on-update-of-ranges="int_linear.A26:int_linear.A61 int_linear.B25:int_linear.B25 int_linear.B26:int_linear.B61 int_linear.C25:int_linear.C25 int_linear.C26:int_linear.C61 int_linear.D25:int_linear.D25 int_linear.D26:int_linear.D6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298cm" svg:height="7.569cm" svg:x="4.487cm" svg:y="2.355cm">
            <draw:object draw:notify-on-update-of-ranges="int_linear.A8:int_linear.A22 int_linear.B7:int_linear.B7 int_linear.B8:int_linear.B22 int_linear.C7:int_linear.C7 int_linear.C8:int_linear.C22 int_linear.D7:int_linear.D7 int_linear.D8:int_linear.D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5.382cm" svg:height="18.313cm" svg:x="4.627cm" svg:y="26.251cm">
            <draw:object draw:notify-on-update-of-ranges="int_linear.A65:int_linear.A100 int_linear.B64:int_linear.B64 int_linear.B65:int_linear.B100 int_linear.C64:int_linear.C64 int_linear.C65:int_linear.C100 int_linear.D64:int_linear.D64 int_linear.D65:int_linear.D10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5.382cm" svg:height="19.925cm" svg:x="4.681cm" svg:y="44.194cm">
            <draw:object draw:notify-on-update-of-ranges="int_linear.A104:int_linear.A143 int_linear.B103:int_linear.B103 int_linear.B104:int_linear.B143 int_linear.C103:int_linear.C103 int_linear.C104:int_linear.C143 int_linear.D103:int_linear.D103 int_linear.D104:int_linear.D1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15.382cm" svg:height="23.446cm" svg:x="4.625cm" svg:y="63.59cm">
            <draw:object draw:notify-on-update-of-ranges="int_linear.A147:int_linear.A194 int_linear.B146:int_linear.B146 int_linear.B147:int_linear.B194 int_linear.C146:int_linear.C146 int_linear.C147:int_linear.C194 int_linear.D146:int_linear.D146 int_linear.D147:int_linear.D19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row table:style-name="ro1">
          <table:table-cell table:style-name="ce3" office:value-type="string" table:number-columns-spanned="4" table:number-rows-spanned="1">
            <text:p>Type int_linear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>
            <text:p>K=0.1</text:p>
          </table:table-cell>
          <table:table-cell table:style-name="ce3" office:value-type="string" table:number-columns-spanned="3" table:number-rows-spanned="1">
            <text:p><text:s/>RC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25</text:p>
          </table:table-cell>
          <table:table-cell table:style-name="ce3" office:value-type="string" table:number-columns-spanned="3" table:number-rows-spanned="1">
            <text:p><text:s/>RC=2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5</text:p>
          </table:table-cell>
          <table:table-cell table:style-name="ce3" office:value-type="string" table:number-columns-spanned="3" table:number-rows-spanned="1">
            <text:p><text:s/>RC=5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75</text:p>
          </table:table-cell>
          <table:table-cell table:style-name="ce3" office:value-type="string" table:number-columns-spanned="3" table:number-rows-spanned="1">
            <text:p><text:s/>RC=7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8">
            <text:p>28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0.9</text:p>
          </table:table-cell>
          <table:table-cell table:style-name="ce3" office:value-type="string" table:number-columns-spanned="3" table:number-rows-spanned="1">
            <text:p><text:s/>RC=9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K=1</text:p>
          </table:table-cell>
          <table:table-cell table:style-name="ce3" office:value-type="string" table:number-columns-spanned="3" table:number-rows-spanned="1">
            <text:p><text:s/>RC=10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miss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0">
            <text:p>3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5">
            <text:p>105</text:p>
          </table:table-cell>
        </table:table-row>
        <table:table-row table:style-name="ro1" table:number-rows-repeated="104838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_quadric" table:style-name="ta1" table:print-ranges="int_quadric.A1:int_quadric.J84">
        <table:shapes>
          <draw:frame draw:z-index="0" draw:style-name="gr1" svg:width="14.407cm" svg:height="5.478cm" svg:x="4.264cm" svg:y="6.562cm">
            <draw:object draw:notify-on-update-of-ranges="int_quadric.A17:int_quadric.A26 int_quadric.B16:int_quadric.B16 int_quadric.B17:int_quadric.B26 int_quadric.C16:int_quadric.C16 int_quadric.C17:int_quadric.C26 int_quadric.D16:int_quadric.D16 int_quadric.D17:int_quadric.D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14.407cm" svg:height="5.003cm" svg:x="4.236cm" svg:y="1.482cm">
            <draw:object draw:notify-on-update-of-ranges="int_quadric.A8:int_quadric.A13 int_quadric.B7:int_quadric.B7 int_quadric.B8:int_quadric.B13 int_quadric.C7:int_quadric.C7 int_quadric.C8:int_quadric.C13 int_quadric.D7:int_quadric.D7 int_quadric.D8:int_quadric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14.407cm" svg:height="6.349cm" svg:x="4.321cm" svg:y="12.042cm">
            <draw:object draw:notify-on-update-of-ranges="int_quadric.A30:int_quadric.A41 int_quadric.B29:int_quadric.B29 int_quadric.B30:int_quadric.B41 int_quadric.C29:int_quadric.C29 int_quadric.C30:int_quadric.C41 int_quadric.D29:int_quadric.D29 int_quadric.D30:int_quadric.D4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14.407cm" svg:height="8.229cm" svg:x="4.404cm" svg:y="18.551cm">
            <draw:object draw:notify-on-update-of-ranges="int_quadric.A45:int_quadric.A60 int_quadric.B44:int_quadric.B44 int_quadric.B45:int_quadric.B60 int_quadric.C44:int_quadric.C44 int_quadric.C45:int_quadric.C60 int_quadric.D44:int_quadric.D44 int_quadric.D45:int_quadric.D6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14.407cm" svg:height="9.712cm" svg:x="4.599cm" svg:y="26.993cm">
            <draw:object draw:notify-on-update-of-ranges="int_quadric.A64:int_quadric.A82 int_quadric.B63:int_quadric.B63 int_quadric.B64:int_quadric.B82 int_quadric.C63:int_quadric.C63 int_quadric.C64:int_quadric.C82 int_quadric.D63:int_quadric.D63 int_quadric.D64:int_quadric.D8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ce5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ce4" office:value-type="string" table:number-columns-spanned="4" table:number-rows-spanned="1">
            <text:p>Type int_quadric</text:p>
          </table:table-cell>
          <table:covered-table-cell table:number-columns-repeated="3"/>
        </table:table-row>
        <table:table-row table:style-name="ro1">
          <table:table-cell office:value-type="string">
            <text:p>K=0.1</text:p>
          </table:table-cell>
          <table:table-cell table:style-name="ce4" office:value-type="string" table:number-columns-spanned="3" table:number-rows-spanned="1">
            <text:p><text:s/>RC=10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=0.25</text:p>
          </table:table-cell>
          <table:table-cell table:style-name="ce4" office:value-type="string" table:number-columns-spanned="3" table:number-rows-spanned="1">
            <text:p><text:s/>RC=25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=0.5</text:p>
          </table:table-cell>
          <table:table-cell table:style-name="ce4" office:value-type="string" table:number-columns-spanned="3" table:number-rows-spanned="1">
            <text:p><text:s/>RC=50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=0.75</text:p>
          </table:table-cell>
          <table:table-cell table:style-name="ce4" office:value-type="string" table:number-columns-spanned="3" table:number-rows-spanned="1">
            <text:p><text:s/>RC=75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=0.9</text:p>
          </table:table-cell>
          <table:table-cell table:style-name="ce4" office:value-type="string" table:number-columns-spanned="3" table:number-rows-spanned="1">
            <text:p><text:s/>RC=90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=1</text:p>
          </table:table-cell>
          <table:table-cell table:style-name="ce4" office:value-type="string" table:number-columns-spanned="3" table:number-rows-spanned="1">
            <text:p><text:s/>RC=89</text:p>
          </table:table-cell>
          <table:covered-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string">
            <text:p>miss</text:p>
          </table:table-cell>
          <table:table-cell office:value-type="string">
            <text:p>in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2011-11-08</text:date>, <text:time>12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0:16:09</meta:creation-date>
    <dc:date>2011-11-08T12:37:50</dc:date>
    <meta:editing-duration>PT1H50M19S</meta:editing-duration>
    <meta:editing-cycles>10</meta:editing-cycles>
    <meta:generator>LibreOffice/3.4$Unix LibreOffice_project/340m1$Build-302</meta:generator>
    <meta:document-statistic meta:table-count="3" meta:cell-count="118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6cm" svg:height="5.029cm" xlink:href=".." xlink:type="simple" chart:class="chart:line" chart:style-name="ch1">
        <chart:legend svg:x="12.327cm" svg:y="0.392cm" style:legend-expansion="custom" chartooo:width="2.165cm" chartooo:height="2.922cm" style:legend-expansion-aspect-ratio="0.740930869267625" chart:style-name="ch2"/>
        <chart:plot-area chart:style-name="ch3" table:cell-range-address="ext.A8:ext.D10 ext.B7:ext.D7" chart:data-source-has-labels="both" svg:x="0.283cm" svg:y="0.228cm" svg:width="11.798cm" svg:height="3.411cm">
          <chartooo:coordinate-region svg:x="0.904cm" svg:y="0.427cm" svg:width="11.083cm" svg:height="2.565cm"/>
          <chart:axis chart:dimension="x" chart:name="primary-x" chart:style-name="ch4" chartooo:axis-type="text">
            <chart:categories table:cell-range-address="ext.A8:ext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.B8:ext.B10" chart:label-cell-address="ext.B7:ext.B7" chart:class="chart:line">
            <chart:data-point chart:repeated="3"/>
          </chart:series>
          <chart:series chart:style-name="ch7" chart:values-cell-range-address="ext.C8:ext.C10" chart:label-cell-address="ext.C7:ext.C7" chart:class="chart:line">
            <chart:data-point chart:repeated="3"/>
          </chart:series>
          <chart:series chart:style-name="ch8" chart:values-cell-range-address="ext.D8:ext.D10" chart:label-cell-address="ext.D7:ext.D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ext.B7:ext.B7</svg:desc>
                </draw:g>
              </table:table-cell>
              <table:table-cell office:value-type="string">
                <text:p>in</text:p>
                <draw:g>
                  <svg:desc>ext.C7:ext.C7</svg:desc>
                </draw:g>
              </table:table-cell>
              <table:table-cell office:value-type="string">
                <text:p>all</text:p>
                <draw:g>
                  <svg:desc>ext.D7:ext.D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xt.A8:ext.A10</svg:desc>
                </draw:g>
              </table:table-cell>
              <table:table-cell office:value-type="float" office:value="17">
                <text:p>17</text:p>
                <draw:g>
                  <svg:desc>ext.B8:ext.B10</svg:desc>
                </draw:g>
              </table:table-cell>
              <table:table-cell office:value-type="float" office:value="19">
                <text:p>19</text:p>
                <draw:g>
                  <svg:desc>ext.C8:ext.C10</svg:desc>
                </draw:g>
              </table:table-cell>
              <table:table-cell office:value-type="float" office:value="36">
                <text:p>36</text:p>
                <draw:g>
                  <svg:desc>ext.D8:ext.D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3cm" svg:height="23.447cm" xlink:href=".." xlink:type="simple" chart:class="chart:line" chart:style-name="ch1">
        <chart:legend svg:x="11.943cm" svg:y="1.845cm" style:legend-expansion="custom" chartooo:width="2.12cm" chartooo:height="13.626cm" style:legend-expansion-aspect-ratio="0.155584911199178" chart:style-name="ch2"/>
        <chart:plot-area chart:style-name="ch3" table:cell-range-address="int_linear.A146:int_linear.D194" chart:data-source-has-labels="both" svg:x="0.076cm" svg:y="1.782cm" svg:width="11.581cm" svg:height="20.183cm">
          <chartooo:coordinate-region svg:x="0.883cm" svg:y="1.981cm" svg:width="10.774cm" svg:height="18.939cm"/>
          <chart:axis chart:dimension="x" chart:name="primary-x" chart:style-name="ch4" chartooo:axis-type="text">
            <chart:categories table:cell-range-address="int_linear.A147:int_linear.A1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linear.B147:int_linear.B194" chart:label-cell-address="int_linear.B146:int_linear.B146" chart:class="chart:line">
            <chart:data-point chart:repeated="48"/>
          </chart:series>
          <chart:series chart:style-name="ch7" chart:values-cell-range-address="int_linear.C147:int_linear.C194" chart:label-cell-address="int_linear.C146:int_linear.C146" chart:class="chart:line">
            <chart:data-point chart:repeated="48"/>
          </chart:series>
          <chart:series chart:style-name="ch8" chart:values-cell-range-address="int_linear.D147:int_linear.D194" chart:label-cell-address="int_linear.D146:int_linear.D146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linear.B146:int_linear.B146</svg:desc>
                </draw:g>
              </table:table-cell>
              <table:table-cell office:value-type="string">
                <text:p>in</text:p>
                <draw:g>
                  <svg:desc>int_linear.C146:int_linear.C146</svg:desc>
                </draw:g>
              </table:table-cell>
              <table:table-cell office:value-type="string">
                <text:p>all</text:p>
                <draw:g>
                  <svg:desc>int_linear.D146:int_linear.D1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linear.A147:int_linear.A194</svg:desc>
                </draw:g>
              </table:table-cell>
              <table:table-cell office:value-type="float" office:value="0">
                <text:p>0</text:p>
                <draw:g>
                  <svg:desc>int_linear.B147:int_linear.B194</svg:desc>
                </draw:g>
              </table:table-cell>
              <table:table-cell office:value-type="float" office:value="30">
                <text:p>30</text:p>
                <draw:g>
                  <svg:desc>int_linear.C147:int_linear.C194</svg:desc>
                </draw:g>
              </table:table-cell>
              <table:table-cell office:value-type="float" office:value="30">
                <text:p>30</text:p>
                <draw:g>
                  <svg:desc>int_linear.D147:int_linear.D19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08cm" svg:height="5.004cm" xlink:href=".." xlink:type="simple" chart:class="chart:line" chart:style-name="ch1">
        <chart:legend svg:x="11.062cm" svg:y="0.379cm" style:legend-expansion="custom" chartooo:width="1.985cm" chartooo:height="2.908cm" style:legend-expansion-aspect-ratio="0.682599724896836" chart:style-name="ch2"/>
        <chart:plot-area chart:style-name="ch3" table:cell-range-address="int_quadric.A7:int_quadric.D13" chart:data-source-has-labels="both" svg:x="0.206cm" svg:y="0.222cm" svg:width="10.806cm" svg:height="4.888cm">
          <chartooo:coordinate-region svg:x="0.827cm" svg:y="0.422cm" svg:width="10.091cm" svg:height="4.041cm"/>
          <chart:axis chart:dimension="x" chart:name="primary-x" chart:style-name="ch4" chartooo:axis-type="text">
            <chart:categories table:cell-range-address="int_quadric.A8:int_quadric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quadric.B8:int_quadric.B13" chart:label-cell-address="int_quadric.B7:int_quadric.B7" chart:class="chart:line">
            <chart:data-point chart:repeated="6"/>
          </chart:series>
          <chart:series chart:style-name="ch7" chart:values-cell-range-address="int_quadric.C8:int_quadric.C13" chart:label-cell-address="int_quadric.C7:int_quadric.C7" chart:class="chart:line">
            <chart:data-point chart:repeated="6"/>
          </chart:series>
          <chart:series chart:style-name="ch8" chart:values-cell-range-address="int_quadric.D8:int_quadric.D13" chart:label-cell-address="int_quadric.D7:int_quadric.D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quadric.B7:int_quadric.B7</svg:desc>
                </draw:g>
              </table:table-cell>
              <table:table-cell office:value-type="string">
                <text:p>in</text:p>
                <draw:g>
                  <svg:desc>int_quadric.C7:int_quadric.C7</svg:desc>
                </draw:g>
              </table:table-cell>
              <table:table-cell office:value-type="string">
                <text:p>all</text:p>
                <draw:g>
                  <svg:desc>int_quadric.D7:int_quadric.D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quadric.A8:int_quadric.A13</svg:desc>
                </draw:g>
              </table:table-cell>
              <table:table-cell office:value-type="float" office:value="7">
                <text:p>7</text:p>
                <draw:g>
                  <svg:desc>int_quadric.B8:int_quadric.B13</svg:desc>
                </draw:g>
              </table:table-cell>
              <table:table-cell office:value-type="float" office:value="14">
                <text:p>14</text:p>
                <draw:g>
                  <svg:desc>int_quadric.C8:int_quadric.C13</svg:desc>
                </draw:g>
              </table:table-cell>
              <table:table-cell office:value-type="float" office:value="21">
                <text:p>21</text:p>
                <draw:g>
                  <svg:desc>int_quadric.D8:int_quadric.D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08cm" svg:height="5.479cm" xlink:href=".." xlink:type="simple" chart:class="chart:line" chart:style-name="ch1">
        <chart:legend svg:x="11.117cm" svg:y="0.39cm" style:legend-expansion="custom" chartooo:width="1.985cm" chartooo:height="3.184cm" style:legend-expansion-aspect-ratio="0.623429648241206" chart:style-name="ch2"/>
        <chart:plot-area chart:style-name="ch3" table:cell-range-address="int_quadric.A16:int_quadric.D26" chart:data-source-has-labels="both" svg:x="0.206cm" svg:y="0.263cm" svg:width="10.899cm" svg:height="5.27cm">
          <chartooo:coordinate-region svg:x="0.827cm" svg:y="0.462cm" svg:width="10.091cm" svg:height="4.424cm"/>
          <chart:axis chart:dimension="x" chart:name="primary-x" chart:style-name="ch4" chartooo:axis-type="text">
            <chart:categories table:cell-range-address="int_quadric.A17:int_quadric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quadric.B17:int_quadric.B26" chart:label-cell-address="int_quadric.B16:int_quadric.B16" chart:class="chart:line">
            <chart:data-point chart:repeated="10"/>
          </chart:series>
          <chart:series chart:style-name="ch7" chart:values-cell-range-address="int_quadric.C17:int_quadric.C26" chart:label-cell-address="int_quadric.C16:int_quadric.C16" chart:class="chart:line">
            <chart:data-point chart:repeated="10"/>
          </chart:series>
          <chart:series chart:style-name="ch8" chart:values-cell-range-address="int_quadric.D17:int_quadric.D26" chart:label-cell-address="int_quadric.D16:int_quadric.D1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quadric.B16:int_quadric.B16</svg:desc>
                </draw:g>
              </table:table-cell>
              <table:table-cell office:value-type="string">
                <text:p>in</text:p>
                <draw:g>
                  <svg:desc>int_quadric.C16:int_quadric.C16</svg:desc>
                </draw:g>
              </table:table-cell>
              <table:table-cell office:value-type="string">
                <text:p>all</text:p>
                <draw:g>
                  <svg:desc>int_quadric.D16:int_quadric.D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quadric.A17:int_quadric.A26</svg:desc>
                </draw:g>
              </table:table-cell>
              <table:table-cell office:value-type="float" office:value="6">
                <text:p>6</text:p>
                <draw:g>
                  <svg:desc>int_quadric.B17:int_quadric.B26</svg:desc>
                </draw:g>
              </table:table-cell>
              <table:table-cell office:value-type="float" office:value="17">
                <text:p>17</text:p>
                <draw:g>
                  <svg:desc>int_quadric.C17:int_quadric.C26</svg:desc>
                </draw:g>
              </table:table-cell>
              <table:table-cell office:value-type="float" office:value="23">
                <text:p>23</text:p>
                <draw:g>
                  <svg:desc>int_quadric.D17:int_quadric.D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08cm" svg:height="6.35cm" xlink:href=".." xlink:type="simple" chart:class="chart:line" chart:style-name="ch1">
        <chart:legend svg:x="11.089cm" svg:y="0.54cm" style:legend-expansion="custom" chartooo:width="1.985cm" chartooo:height="3.69cm" style:legend-expansion-aspect-ratio="0.537940379403794" chart:style-name="ch2"/>
        <chart:plot-area chart:style-name="ch3" table:cell-range-address="int_quadric.A29:int_quadric.D41" chart:data-source-has-labels="both" svg:x="0.206cm" svg:y="0.336cm" svg:width="10.899cm" svg:height="5.973cm">
          <chartooo:coordinate-region svg:x="0.827cm" svg:y="0.535cm" svg:width="10.091cm" svg:height="5.127cm"/>
          <chart:axis chart:dimension="x" chart:name="primary-x" chart:style-name="ch4" chartooo:axis-type="text">
            <chart:categories table:cell-range-address="int_quadric.A30:int_quadric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quadric.B30:int_quadric.B41" chart:label-cell-address="int_quadric.B29:int_quadric.B29" chart:class="chart:line">
            <chart:data-point chart:repeated="12"/>
          </chart:series>
          <chart:series chart:style-name="ch7" chart:values-cell-range-address="int_quadric.C30:int_quadric.C41" chart:label-cell-address="int_quadric.C29:int_quadric.C29" chart:class="chart:line">
            <chart:data-point chart:repeated="12"/>
          </chart:series>
          <chart:series chart:style-name="ch8" chart:values-cell-range-address="int_quadric.D30:int_quadric.D41" chart:label-cell-address="int_quadric.D29:int_quadric.D29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quadric.B29:int_quadric.B29</svg:desc>
                </draw:g>
              </table:table-cell>
              <table:table-cell office:value-type="string">
                <text:p>in</text:p>
                <draw:g>
                  <svg:desc>int_quadric.C29:int_quadric.C29</svg:desc>
                </draw:g>
              </table:table-cell>
              <table:table-cell office:value-type="string">
                <text:p>all</text:p>
                <draw:g>
                  <svg:desc>int_quadric.D29:int_quadric.D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quadric.A30:int_quadric.A41</svg:desc>
                </draw:g>
              </table:table-cell>
              <table:table-cell office:value-type="float" office:value="4">
                <text:p>4</text:p>
                <draw:g>
                  <svg:desc>int_quadric.B30:int_quadric.B41</svg:desc>
                </draw:g>
              </table:table-cell>
              <table:table-cell office:value-type="float" office:value="22">
                <text:p>22</text:p>
                <draw:g>
                  <svg:desc>int_quadric.C30:int_quadric.C41</svg:desc>
                </draw:g>
              </table:table-cell>
              <table:table-cell office:value-type="float" office:value="26">
                <text:p>26</text:p>
                <draw:g>
                  <svg:desc>int_quadric.D30:int_quadric.D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08cm" svg:height="8.23cm" xlink:href=".." xlink:type="simple" chart:class="chart:line" chart:style-name="ch1">
        <chart:legend svg:x="11.006cm" svg:y="0.508cm" style:legend-expansion="custom" chartooo:width="1.985cm" chartooo:height="4.783cm" style:legend-expansion-aspect-ratio="0.415011499059168" chart:style-name="ch2"/>
        <chart:plot-area chart:style-name="ch3" table:cell-range-address="int_quadric.A44:int_quadric.D60" chart:data-source-has-labels="both" svg:x="0.206cm" svg:y="0.495cm" svg:width="10.992cm" svg:height="7.492cm">
          <chartooo:coordinate-region svg:x="0.827cm" svg:y="0.694cm" svg:width="10.091cm" svg:height="6.646cm"/>
          <chart:axis chart:dimension="x" chart:name="primary-x" chart:style-name="ch4" chartooo:axis-type="text">
            <chart:categories table:cell-range-address="int_quadric.A45:int_quadric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quadric.B45:int_quadric.B60" chart:label-cell-address="int_quadric.B44:int_quadric.B44" chart:class="chart:line">
            <chart:data-point chart:repeated="16"/>
          </chart:series>
          <chart:series chart:style-name="ch7" chart:values-cell-range-address="int_quadric.C45:int_quadric.C60" chart:label-cell-address="int_quadric.C44:int_quadric.C44" chart:class="chart:line">
            <chart:data-point chart:repeated="16"/>
          </chart:series>
          <chart:series chart:style-name="ch8" chart:values-cell-range-address="int_quadric.D45:int_quadric.D60" chart:label-cell-address="int_quadric.D44:int_quadric.D44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quadric.B44:int_quadric.B44</svg:desc>
                </draw:g>
              </table:table-cell>
              <table:table-cell office:value-type="string">
                <text:p>in</text:p>
                <draw:g>
                  <svg:desc>int_quadric.C44:int_quadric.C44</svg:desc>
                </draw:g>
              </table:table-cell>
              <table:table-cell office:value-type="string">
                <text:p>all</text:p>
                <draw:g>
                  <svg:desc>int_quadric.D44:int_quadric.D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quadric.A45:int_quadric.A60</svg:desc>
                </draw:g>
              </table:table-cell>
              <table:table-cell office:value-type="float" office:value="0">
                <text:p>0</text:p>
                <draw:g>
                  <svg:desc>int_quadric.B45:int_quadric.B60</svg:desc>
                </draw:g>
              </table:table-cell>
              <table:table-cell office:value-type="float" office:value="27">
                <text:p>27</text:p>
                <draw:g>
                  <svg:desc>int_quadric.C45:int_quadric.C60</svg:desc>
                </draw:g>
              </table:table-cell>
              <table:table-cell office:value-type="float" office:value="27">
                <text:p>27</text:p>
                <draw:g>
                  <svg:desc>int_quadric.D45:int_quadric.D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08cm" svg:height="9.713cm" xlink:href=".." xlink:type="simple" chart:class="chart:line" chart:style-name="ch1">
        <chart:legend svg:x="11.144cm" svg:y="0.759cm" style:legend-expansion="custom" chartooo:width="1.985cm" chartooo:height="5.644cm" style:legend-expansion-aspect-ratio="0.351700921332388" chart:style-name="ch2"/>
        <chart:plot-area chart:style-name="ch3" table:cell-range-address="int_quadric.A63:int_quadric.D82" chart:data-source-has-labels="both" svg:x="0.206cm" svg:y="0.62cm" svg:width="10.992cm" svg:height="8.689cm">
          <chartooo:coordinate-region svg:x="0.827cm" svg:y="0.819cm" svg:width="10.091cm" svg:height="7.843cm"/>
          <chart:axis chart:dimension="x" chart:name="primary-x" chart:style-name="ch4" chartooo:axis-type="text">
            <chart:categories table:cell-range-address="int_quadric.A64:int_quadric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quadric.B64:int_quadric.B82" chart:label-cell-address="int_quadric.B63:int_quadric.B63" chart:class="chart:line">
            <chart:data-point chart:repeated="19"/>
          </chart:series>
          <chart:series chart:style-name="ch7" chart:values-cell-range-address="int_quadric.C64:int_quadric.C82" chart:label-cell-address="int_quadric.C63:int_quadric.C63" chart:class="chart:line">
            <chart:data-point chart:repeated="19"/>
          </chart:series>
          <chart:series chart:style-name="ch8" chart:values-cell-range-address="int_quadric.D64:int_quadric.D82" chart:label-cell-address="int_quadric.D63:int_quadric.D63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quadric.B63:int_quadric.B63</svg:desc>
                </draw:g>
              </table:table-cell>
              <table:table-cell office:value-type="string">
                <text:p>in</text:p>
                <draw:g>
                  <svg:desc>int_quadric.C63:int_quadric.C63</svg:desc>
                </draw:g>
              </table:table-cell>
              <table:table-cell office:value-type="string">
                <text:p>all</text:p>
                <draw:g>
                  <svg:desc>int_quadric.D63:int_quadric.D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quadric.A64:int_quadric.A82</svg:desc>
                </draw:g>
              </table:table-cell>
              <table:table-cell office:value-type="float" office:value="3">
                <text:p>3</text:p>
                <draw:g>
                  <svg:desc>int_quadric.B64:int_quadric.B82</svg:desc>
                </draw:g>
              </table:table-cell>
              <table:table-cell office:value-type="float" office:value="20">
                <text:p>20</text:p>
                <draw:g>
                  <svg:desc>int_quadric.C64:int_quadric.C82</svg:desc>
                </draw:g>
              </table:table-cell>
              <table:table-cell office:value-type="float" office:value="23">
                <text:p>23</text:p>
                <draw:g>
                  <svg:desc>int_quadric.D64:int_quadric.D8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6cm" svg:height="5.029cm" xlink:href=".." xlink:type="simple" chart:class="chart:line" chart:style-name="ch1">
        <chart:legend svg:x="12.327cm" svg:y="0.392cm" style:legend-expansion="custom" chartooo:width="2.165cm" chartooo:height="2.922cm" style:legend-expansion-aspect-ratio="0.740930869267625" chart:style-name="ch2"/>
        <chart:plot-area chart:style-name="ch3" table:cell-range-address="ext.A14:ext.D18 ext.B13:ext.D13" chart:data-source-has-labels="both" svg:x="0.283cm" svg:y="0.228cm" svg:width="11.798cm" svg:height="3.411cm">
          <chartooo:coordinate-region svg:x="0.904cm" svg:y="0.427cm" svg:width="11.083cm" svg:height="2.565cm"/>
          <chart:axis chart:dimension="x" chart:name="primary-x" chart:style-name="ch4" chartooo:axis-type="text">
            <chart:categories table:cell-range-address="ext.A14:ext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.B14:ext.B18" chart:label-cell-address="ext.B13:ext.B13" chart:class="chart:line">
            <chart:data-point chart:repeated="5"/>
          </chart:series>
          <chart:series chart:style-name="ch7" chart:values-cell-range-address="ext.C14:ext.C18" chart:label-cell-address="ext.C13:ext.C13" chart:class="chart:line">
            <chart:data-point chart:repeated="5"/>
          </chart:series>
          <chart:series chart:style-name="ch8" chart:values-cell-range-address="ext.D14:ext.D18" chart:label-cell-address="ext.D13:ext.D1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ext.B13:ext.B13</svg:desc>
                </draw:g>
              </table:table-cell>
              <table:table-cell office:value-type="string">
                <text:p>in</text:p>
                <draw:g>
                  <svg:desc>ext.C13:ext.C13</svg:desc>
                </draw:g>
              </table:table-cell>
              <table:table-cell office:value-type="string">
                <text:p>all</text:p>
                <draw:g>
                  <svg:desc>ext.D13:ext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xt.A14:ext.A18</svg:desc>
                </draw:g>
              </table:table-cell>
              <table:table-cell office:value-type="float" office:value="20">
                <text:p>20</text:p>
                <draw:g>
                  <svg:desc>ext.B14:ext.B18</svg:desc>
                </draw:g>
              </table:table-cell>
              <table:table-cell office:value-type="float" office:value="24">
                <text:p>24</text:p>
                <draw:g>
                  <svg:desc>ext.C14:ext.C18</svg:desc>
                </draw:g>
              </table:table-cell>
              <table:table-cell office:value-type="float" office:value="44">
                <text:p>44</text:p>
                <draw:g>
                  <svg:desc>ext.D14:ext.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6cm" svg:height="5.029cm" xlink:href=".." xlink:type="simple" chart:class="chart:line" chart:style-name="ch1">
        <chart:legend svg:x="12.327cm" svg:y="0.392cm" style:legend-expansion="custom" chartooo:width="2.165cm" chartooo:height="2.922cm" style:legend-expansion-aspect-ratio="0.740930869267625" chart:style-name="ch2"/>
        <chart:plot-area chart:style-name="ch3" table:cell-range-address="ext.A22:ext.D27 ext.B21:ext.D21" chart:data-source-has-labels="both" svg:x="0.283cm" svg:y="0.228cm" svg:width="11.797cm" svg:height="3.411cm">
          <chartooo:coordinate-region svg:x="0.904cm" svg:y="0.427cm" svg:width="11.083cm" svg:height="2.565cm"/>
          <chart:axis chart:dimension="x" chart:name="primary-x" chart:style-name="ch4" chartooo:axis-type="text">
            <chart:categories table:cell-range-address="ext.A22:ext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.B22:ext.B27" chart:label-cell-address="ext.B21:ext.B21" chart:class="chart:line">
            <chart:data-point chart:repeated="6"/>
          </chart:series>
          <chart:series chart:style-name="ch7" chart:values-cell-range-address="ext.C22:ext.C27" chart:label-cell-address="ext.C21:ext.C21" chart:class="chart:line">
            <chart:data-point chart:repeated="6"/>
          </chart:series>
          <chart:series chart:style-name="ch8" chart:values-cell-range-address="ext.D22:ext.D27" chart:label-cell-address="ext.D21:ext.D2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ext.B21:ext.B21</svg:desc>
                </draw:g>
              </table:table-cell>
              <table:table-cell office:value-type="string">
                <text:p>in</text:p>
                <draw:g>
                  <svg:desc>ext.C21:ext.C21</svg:desc>
                </draw:g>
              </table:table-cell>
              <table:table-cell office:value-type="string">
                <text:p>all</text:p>
                <draw:g>
                  <svg:desc>ext.D21:ext.D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xt.A22:ext.A27</svg:desc>
                </draw:g>
              </table:table-cell>
              <table:table-cell office:value-type="float" office:value="21">
                <text:p>21</text:p>
                <draw:g>
                  <svg:desc>ext.B22:ext.B27</svg:desc>
                </draw:g>
              </table:table-cell>
              <table:table-cell office:value-type="float" office:value="30">
                <text:p>30</text:p>
                <draw:g>
                  <svg:desc>ext.C22:ext.C27</svg:desc>
                </draw:g>
              </table:table-cell>
              <table:table-cell office:value-type="float" office:value="51">
                <text:p>51</text:p>
                <draw:g>
                  <svg:desc>ext.D22:ext.D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6cm" svg:height="5.029cm" xlink:href=".." xlink:type="simple" chart:class="chart:line" chart:style-name="ch1">
        <chart:legend svg:x="12.327cm" svg:y="0.392cm" style:legend-expansion="custom" chartooo:width="2.165cm" chartooo:height="2.922cm" style:legend-expansion-aspect-ratio="0.740930869267625" chart:style-name="ch2"/>
        <chart:plot-area chart:style-name="ch3" table:cell-range-address="ext.A31:ext.D36 ext.B30:ext.D30" chart:data-source-has-labels="both" svg:x="0.283cm" svg:y="0.228cm" svg:width="11.797cm" svg:height="3.411cm">
          <chartooo:coordinate-region svg:x="0.904cm" svg:y="0.427cm" svg:width="11.083cm" svg:height="2.565cm"/>
          <chart:axis chart:dimension="x" chart:name="primary-x" chart:style-name="ch4" chartooo:axis-type="text">
            <chart:categories table:cell-range-address="ext.A31:ext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.B31:ext.B36" chart:label-cell-address="ext.B30:ext.B30" chart:class="chart:line">
            <chart:data-point chart:repeated="6"/>
          </chart:series>
          <chart:series chart:style-name="ch7" chart:values-cell-range-address="ext.C31:ext.C36" chart:label-cell-address="ext.C30:ext.C30" chart:class="chart:line">
            <chart:data-point chart:repeated="6"/>
          </chart:series>
          <chart:series chart:style-name="ch8" chart:values-cell-range-address="ext.D31:ext.D36" chart:label-cell-address="ext.D30:ext.D30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ext.B30:ext.B30</svg:desc>
                </draw:g>
              </table:table-cell>
              <table:table-cell office:value-type="string">
                <text:p>in</text:p>
                <draw:g>
                  <svg:desc>ext.C30:ext.C30</svg:desc>
                </draw:g>
              </table:table-cell>
              <table:table-cell office:value-type="string">
                <text:p>all</text:p>
                <draw:g>
                  <svg:desc>ext.D30:ext.D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xt.A31:ext.A36</svg:desc>
                </draw:g>
              </table:table-cell>
              <table:table-cell office:value-type="float" office:value="7">
                <text:p>7</text:p>
                <draw:g>
                  <svg:desc>ext.B31:ext.B36</svg:desc>
                </draw:g>
              </table:table-cell>
              <table:table-cell office:value-type="float" office:value="30">
                <text:p>30</text:p>
                <draw:g>
                  <svg:desc>ext.C31:ext.C36</svg:desc>
                </draw:g>
              </table:table-cell>
              <table:table-cell office:value-type="float" office:value="37">
                <text:p>37</text:p>
                <draw:g>
                  <svg:desc>ext.D31:ext.D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2cm" svg:height="5.982cm" xlink:href=".." xlink:type="simple" chart:class="chart:line" chart:style-name="ch1">
        <chart:legend svg:x="12.348cm" svg:y="0.466cm" style:legend-expansion="custom" chartooo:width="2.168cm" chartooo:height="3.476cm" style:legend-expansion-aspect-ratio="0.623705408515535" chart:style-name="ch2"/>
        <chart:plot-area chart:style-name="ch3" table:cell-range-address="ext.A40:ext.D46 ext.B39:ext.D39" chart:data-source-has-labels="both" svg:x="0.284cm" svg:y="0.308cm" svg:width="11.816cm" svg:height="3.897cm">
          <chartooo:coordinate-region svg:x="0.905cm" svg:y="0.507cm" svg:width="11.101cm" svg:height="3.051cm"/>
          <chart:axis chart:dimension="x" chart:name="primary-x" chart:style-name="ch4" chartooo:axis-type="text">
            <chart:categories table:cell-range-address="ext.A40:ext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.B40:ext.B46" chart:label-cell-address="ext.B39:ext.B39" chart:class="chart:line">
            <chart:data-point chart:repeated="7"/>
          </chart:series>
          <chart:series chart:style-name="ch7" chart:values-cell-range-address="ext.C40:ext.C46" chart:label-cell-address="ext.C39:ext.C39" chart:class="chart:line">
            <chart:data-point chart:repeated="7"/>
          </chart:series>
          <chart:series chart:style-name="ch8" chart:values-cell-range-address="ext.D40:ext.D46" chart:label-cell-address="ext.D39:ext.D3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ext.B39:ext.B39</svg:desc>
                </draw:g>
              </table:table-cell>
              <table:table-cell office:value-type="string">
                <text:p>in</text:p>
                <draw:g>
                  <svg:desc>ext.C39:ext.C39</svg:desc>
                </draw:g>
              </table:table-cell>
              <table:table-cell office:value-type="string">
                <text:p>all</text:p>
                <draw:g>
                  <svg:desc>ext.D39:ext.D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xt.A40:ext.A46</svg:desc>
                </draw:g>
              </table:table-cell>
              <table:table-cell office:value-type="float" office:value="11">
                <text:p>11</text:p>
                <draw:g>
                  <svg:desc>ext.B40:ext.B46</svg:desc>
                </draw:g>
              </table:table-cell>
              <table:table-cell office:value-type="float" office:value="31">
                <text:p>31</text:p>
                <draw:g>
                  <svg:desc>ext.C40:ext.C46</svg:desc>
                </draw:g>
              </table:table-cell>
              <table:table-cell office:value-type="float" office:value="42">
                <text:p>42</text:p>
                <draw:g>
                  <svg:desc>ext.D40:ext.D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9cm" svg:height="7.57cm" xlink:href=".." xlink:type="simple" chart:class="chart:line" chart:style-name="ch1">
        <chart:legend svg:x="11.627cm" svg:y="0.563cm" style:legend-expansion="custom" chartooo:width="2.109cm" chartooo:height="4.399cm" style:legend-expansion-aspect-ratio="0.479427142532394" chart:style-name="ch2"/>
        <chart:plot-area chart:style-name="ch3" table:cell-range-address="int_linear.A7:int_linear.D22" chart:data-source-has-labels="both" svg:x="0.258cm" svg:y="0.44cm" svg:width="11.524cm" svg:height="6.962cm">
          <chartooo:coordinate-region svg:x="0.879cm" svg:y="0.64cm" svg:width="10.716cm" svg:height="6.115cm"/>
          <chart:axis chart:dimension="x" chart:name="primary-x" chart:style-name="ch4" chartooo:axis-type="text">
            <chart:categories table:cell-range-address="int_linear.A8:int_linear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linear.B8:int_linear.B22" chart:label-cell-address="int_linear.B7:int_linear.B7" chart:class="chart:line">
            <chart:data-point chart:repeated="15"/>
          </chart:series>
          <chart:series chart:style-name="ch7" chart:values-cell-range-address="int_linear.C8:int_linear.C22" chart:label-cell-address="int_linear.C7:int_linear.C7" chart:class="chart:line">
            <chart:data-point chart:repeated="15"/>
          </chart:series>
          <chart:series chart:style-name="ch8" chart:values-cell-range-address="int_linear.D8:int_linear.D22" chart:label-cell-address="int_linear.D7:int_linear.D7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linear.B7:int_linear.B7</svg:desc>
                </draw:g>
              </table:table-cell>
              <table:table-cell office:value-type="string">
                <text:p>in</text:p>
                <draw:g>
                  <svg:desc>int_linear.C7:int_linear.C7</svg:desc>
                </draw:g>
              </table:table-cell>
              <table:table-cell office:value-type="string">
                <text:p>all</text:p>
                <draw:g>
                  <svg:desc>int_linear.D7:int_linear.D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linear.A8:int_linear.A22</svg:desc>
                </draw:g>
              </table:table-cell>
              <table:table-cell office:value-type="float" office:value="5">
                <text:p>5</text:p>
                <draw:g>
                  <svg:desc>int_linear.B8:int_linear.B22</svg:desc>
                </draw:g>
              </table:table-cell>
              <table:table-cell office:value-type="float" office:value="15">
                <text:p>15</text:p>
                <draw:g>
                  <svg:desc>int_linear.C8:int_linear.C22</svg:desc>
                </draw:g>
              </table:table-cell>
              <table:table-cell office:value-type="float" office:value="20">
                <text:p>20</text:p>
                <draw:g>
                  <svg:desc>int_linear.D8:int_linear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3cm" svg:height="18.314cm" xlink:href=".." xlink:type="simple" chart:class="chart:line" chart:style-name="ch1">
        <chart:legend svg:x="11.748cm" svg:y="1.483cm" style:legend-expansion="custom" chartooo:width="2.12cm" chartooo:height="10.643cm" style:legend-expansion-aspect-ratio="0.199191957154937" chart:style-name="ch2"/>
        <chart:plot-area chart:style-name="ch3" table:cell-range-address="int_linear.A25:int_linear.D61" chart:data-source-has-labels="both" svg:x="0.262cm" svg:y="1.349cm" svg:width="11.581cm" svg:height="16.037cm">
          <chartooo:coordinate-region svg:x="0.883cm" svg:y="1.548cm" svg:width="10.774cm" svg:height="14.793cm"/>
          <chart:axis chart:dimension="x" chart:name="primary-x" chart:style-name="ch4" chartooo:axis-type="text">
            <chart:categories table:cell-range-address="int_linear.A26:int_linear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linear.B26:int_linear.B61" chart:label-cell-address="int_linear.B25:int_linear.B25" chart:class="chart:line">
            <chart:data-point chart:repeated="36"/>
          </chart:series>
          <chart:series chart:style-name="ch7" chart:values-cell-range-address="int_linear.C26:int_linear.C61" chart:label-cell-address="int_linear.C25:int_linear.C25" chart:class="chart:line">
            <chart:data-point chart:repeated="36"/>
          </chart:series>
          <chart:series chart:style-name="ch8" chart:values-cell-range-address="int_linear.D26:int_linear.D61" chart:label-cell-address="int_linear.D25:int_linear.D2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linear.B25:int_linear.B25</svg:desc>
                </draw:g>
              </table:table-cell>
              <table:table-cell office:value-type="string">
                <text:p>in</text:p>
                <draw:g>
                  <svg:desc>int_linear.C25:int_linear.C25</svg:desc>
                </draw:g>
              </table:table-cell>
              <table:table-cell office:value-type="string">
                <text:p>all</text:p>
                <draw:g>
                  <svg:desc>int_linear.D25:int_linear.D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linear.A26:int_linear.A61</svg:desc>
                </draw:g>
              </table:table-cell>
              <table:table-cell office:value-type="float" office:value="8">
                <text:p>8</text:p>
                <draw:g>
                  <svg:desc>int_linear.B26:int_linear.B61</svg:desc>
                </draw:g>
              </table:table-cell>
              <table:table-cell office:value-type="float" office:value="19">
                <text:p>19</text:p>
                <draw:g>
                  <svg:desc>int_linear.C26:int_linear.C61</svg:desc>
                </draw:g>
              </table:table-cell>
              <table:table-cell office:value-type="float" office:value="27">
                <text:p>27</text:p>
                <draw:g>
                  <svg:desc>int_linear.D26:int_linear.D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3cm" svg:height="18.314cm" xlink:href=".." xlink:type="simple" chart:class="chart:line" chart:style-name="ch1">
        <chart:legend svg:x="11.86cm" svg:y="1.43cm" style:legend-expansion="custom" chartooo:width="2.12cm" chartooo:height="10.643cm" style:legend-expansion-aspect-ratio="0.199191957154937" chart:style-name="ch2"/>
        <chart:plot-area chart:style-name="ch3" table:cell-range-address="int_linear.A64:int_linear.D100" chart:data-source-has-labels="both" svg:x="0.262cm" svg:y="1.349cm" svg:width="11.581cm" svg:height="16.037cm">
          <chartooo:coordinate-region svg:x="0.883cm" svg:y="1.548cm" svg:width="10.774cm" svg:height="14.793cm"/>
          <chart:axis chart:dimension="x" chart:name="primary-x" chart:style-name="ch4" chartooo:axis-type="text">
            <chart:categories table:cell-range-address="int_linear.A65:int_linear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linear.B65:int_linear.B100" chart:label-cell-address="int_linear.B64:int_linear.B64" chart:class="chart:line">
            <chart:data-point chart:repeated="36"/>
          </chart:series>
          <chart:series chart:style-name="ch7" chart:values-cell-range-address="int_linear.C65:int_linear.C100" chart:label-cell-address="int_linear.C64:int_linear.C64" chart:class="chart:line">
            <chart:data-point chart:repeated="36"/>
          </chart:series>
          <chart:series chart:style-name="ch8" chart:values-cell-range-address="int_linear.D65:int_linear.D100" chart:label-cell-address="int_linear.D64:int_linear.D64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linear.B64:int_linear.B64</svg:desc>
                </draw:g>
              </table:table-cell>
              <table:table-cell office:value-type="string">
                <text:p>in</text:p>
                <draw:g>
                  <svg:desc>int_linear.C64:int_linear.C64</svg:desc>
                </draw:g>
              </table:table-cell>
              <table:table-cell office:value-type="string">
                <text:p>all</text:p>
                <draw:g>
                  <svg:desc>int_linear.D64:int_linear.D6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linear.A65:int_linear.A100</svg:desc>
                </draw:g>
              </table:table-cell>
              <table:table-cell office:value-type="float" office:value="0">
                <text:p>0</text:p>
                <draw:g>
                  <svg:desc>int_linear.B65:int_linear.B100</svg:desc>
                </draw:g>
              </table:table-cell>
              <table:table-cell office:value-type="float" office:value="28">
                <text:p>28</text:p>
                <draw:g>
                  <svg:desc>int_linear.C65:int_linear.C100</svg:desc>
                </draw:g>
              </table:table-cell>
              <table:table-cell office:value-type="float" office:value="28">
                <text:p>28</text:p>
                <draw:g>
                  <svg:desc>int_linear.D65:int_linear.D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3cm" svg:height="19.926cm" xlink:href=".." xlink:type="simple" chart:class="chart:line" chart:style-name="ch1">
        <chart:legend svg:x="11.916cm" svg:y="1.639cm" style:legend-expansion="custom" chartooo:width="2.12cm" chartooo:height="11.58cm" style:legend-expansion-aspect-ratio="0.18307426597582" chart:style-name="ch2"/>
        <chart:plot-area chart:style-name="ch3" table:cell-range-address="int_linear.A103:int_linear.D143" chart:data-source-has-labels="both" svg:x="0.262cm" svg:y="1.485cm" svg:width="11.581cm" svg:height="17.339cm">
          <chartooo:coordinate-region svg:x="0.883cm" svg:y="1.684cm" svg:width="10.774cm" svg:height="16.095cm"/>
          <chart:axis chart:dimension="x" chart:name="primary-x" chart:style-name="ch4" chartooo:axis-type="text">
            <chart:categories table:cell-range-address="int_linear.A104:int_linear.A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t_linear.B104:int_linear.B143" chart:label-cell-address="int_linear.B103:int_linear.B103" chart:class="chart:line">
            <chart:data-point chart:repeated="40"/>
          </chart:series>
          <chart:series chart:style-name="ch7" chart:values-cell-range-address="int_linear.C104:int_linear.C143" chart:label-cell-address="int_linear.C103:int_linear.C103" chart:class="chart:line">
            <chart:data-point chart:repeated="40"/>
          </chart:series>
          <chart:series chart:style-name="ch8" chart:values-cell-range-address="int_linear.D104:int_linear.D143" chart:label-cell-address="int_linear.D103:int_linear.D103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</text:p>
                <draw:g>
                  <svg:desc>int_linear.B103:int_linear.B103</svg:desc>
                </draw:g>
              </table:table-cell>
              <table:table-cell office:value-type="string">
                <text:p>in</text:p>
                <draw:g>
                  <svg:desc>int_linear.C103:int_linear.C103</svg:desc>
                </draw:g>
              </table:table-cell>
              <table:table-cell office:value-type="string">
                <text:p>all</text:p>
                <draw:g>
                  <svg:desc>int_linear.D103:int_linear.D1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_linear.A104:int_linear.A143</svg:desc>
                </draw:g>
              </table:table-cell>
              <table:table-cell office:value-type="float" office:value="2">
                <text:p>2</text:p>
                <draw:g>
                  <svg:desc>int_linear.B104:int_linear.B143</svg:desc>
                </draw:g>
              </table:table-cell>
              <table:table-cell office:value-type="float" office:value="28">
                <text:p>28</text:p>
                <draw:g>
                  <svg:desc>int_linear.C104:int_linear.C143</svg:desc>
                </draw:g>
              </table:table-cell>
              <table:table-cell office:value-type="float" office:value="30">
                <text:p>30</text:p>
                <draw:g>
                  <svg:desc>int_linear.D104:int_linear.D14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